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02cm solid #000000"/>
    </style:style>
    <style:style style:name="ce20" style:family="table-cell" style:parent-style-name="Default">
      <style:table-cell-properties fo:background-color="#cc9900" fo:border="0.002cm solid #000000"/>
    </style:style>
    <style:style style:name="ce21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3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2" table:number-columns-repeated="2"/>
          <table:table-cell table:style-name="ce22" office:value-type="string">
            <text:p>GPS</text:p>
          </table:table-cell>
          <table:table-cell table:style-name="ce22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4-05_08-03-28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1 E-139-34-49.16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4-05_10-02-01_000.jpg</text:p>
          </table:table-cell>
          <table:table-cell table:style-name="ce9" office:value-type="string">
            <text:p>:m music / log / kb / s.1:free,N,arpeggio+harmony,R=1 s.2:free,N,harmony+staccato,R=2 s.3:free,N,staccato+volume,R=3 s.4:play,free-159,block-1,R=4</text:p>
          </table:table-cell>
          <table:table-cell table:style-name="ce8"/>
          <table:table-cell/>
          <table:table-cell office:value-type="string">
            <text:p>N-35-35-28.79 E-139-34-49.22</text:p>
          </table:table-cell>
          <table:table-cell table:formula="of:=IF([.E3]=&quot;&quot;;[.C3];CONCATENATE([.C3];&quot; / &quot;;[.E3]))" office:value-type="string" office:string-value=":m music / log / kb / s.1:free,N,arpeggio+harmony,R=1 s.2:free,N,harmony+staccato,R=2 s.3:free,N,staccato+volume,R=3 s.4:play,free-159,block-1,R=4">
            <text:p>:m music / log / kb / s.1:free,N,arpeggio+harmony,R=1 s.2:free,N,harmony+staccato,R=2 s.3:free,N,staccato+volume,R=3 s.4:play,free-159,block-1,R=4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4-05_17-04-26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94 E-139-34-49.32</text:p>
          </table:table-cell>
          <table:table-cell table:formula="of:=IF([.E4]=&quot;&quot;;[.C4];CONCATENATE([.C4];&quot; / &quot;;[.E4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4-05_17-04-36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41 E-139-34-49.43</text:p>
          </table:table-cell>
          <table:table-cell table:formula="of:=IF([.E5]=&quot;&quot;;[.C5];CONCATENATE([.C5];&quot; / &quot;;[.E5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4-05_17-04-53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44 E-139-34-49.11</text:p>
          </table:table-cell>
          <table:table-cell table:formula="of:=IF([.E6]=&quot;&quot;;[.C6];CONCATENATE([.C6];&quot; / &quot;;[.E6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7" office:value-type="string">
            <text:p>2019-04-05_17-05-43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63 E-139-34-49.38</text:p>
          </table:table-cell>
          <table:table-cell table:formula="of:=IF([.E7]=&quot;&quot;;[.C7];CONCATENATE([.C7];&quot; / &quot;;[.E7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7" office:value-type="string">
            <text:p>2019-04-05_17-06-00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53 E-139-34-49.16</text:p>
          </table:table-cell>
          <table:table-cell table:formula="of:=IF([.E8]=&quot;&quot;;[.C8];CONCATENATE([.C8];&quot; / &quot;;[.E8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7" office:value-type="string">
            <text:p>2019-04-05_17-06-45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6 E-139-34-49.38</text:p>
          </table:table-cell>
          <table:table-cell table:formula="of:=IF([.E9]=&quot;&quot;;[.C9];CONCATENATE([.C9];&quot; / &quot;;[.E9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7" office:value-type="string">
            <text:p>2019-04-05_17-09-17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 office:value-type="string">
            <text:p>N-35-35-28.64 E-139-34-49.38</text:p>
          </table:table-cell>
          <table:table-cell table:formula="of:=IF([.E10]=&quot;&quot;;[.C10];CONCATENATE([.C10];&quot; / &quot;;[.E10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 table:style-name="ce22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7" office:value-type="string">
            <text:p>2019-04-05_17-14-28_000.jpg</text:p>
          </table:table-cell>
          <table:table-cell table:style-name="ce9" office:value-type="string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/>
          <table:table-cell/>
          <table:table-cell/>
          <table:table-cell table:formula="of:=IF([.E11]=&quot;&quot;;[.C11];CONCATENATE([.C11];&quot; / &quot;;[.E11]))" office:value-type="string" office:string-value=":m 東和 PHOTO / 190406sa / 神保町駅 / 神保町１丁目プロジェクト計画 / １名 / 本田工業（東京ダイヤコン）（佐藤秀） / 準備資料">
            <text:p>:m 東和 PHOTO / 190406sa / 神保町駅 / 神保町１丁目プロジェクト計画 / １名 / 本田工業（東京ダイヤコン）（佐藤秀） / 準備資料</text:p>
          </table:table-cell>
          <table:table-cell table:style-name="ce8" office:value-type="string">
            <text:p>)</text:p>
          </table:table-cell>
          <table:table-cell table:style-name="ce22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4-05_18-41-21_000.png</text:p>
          </table:table-cell>
          <table:table-cell table:style-name="ce9" office:value-type="string">
            <text:p>-*</text:p>
          </table:table-cell>
          <table:table-cell table:style-name="ce8"/>
          <table:table-cell/>
          <table:table-cell/>
          <table:table-cell table:formula="of:=IF([.E12]=&quot;&quot;;[.C12];CONCATENATE([.C12];&quot; / &quot;;[.E12]))" office:value-type="string" office:string-value="-*">
            <text:p>-*</text:p>
          </table:table-cell>
          <table:table-cell table:style-name="ce8"/>
          <table:table-cell table:style-name="ce22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4-05_20-14-20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1 E-139-34-49.43</text:p>
          </table:table-cell>
          <table:table-cell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8"/>
          <table:table-cell table:style-name="ce22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4-05_22-29-09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71 E-139-34-49.22</text:p>
          </table:table-cell>
          <table:table-cell table:formula="of:=IF([.E14]=&quot;&quot;;[.C14];CONCATENATE([.C14];&quot; / &quot;;[.E14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4-05_22-29-16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71 E-139-34-49.22</text:p>
          </table:table-cell>
          <table:table-cell table:formula="of:=IF([.E15]=&quot;&quot;;[.C15];CONCATENATE([.C15];&quot; / &quot;;[.E15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2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4-05_22-29-21_000.jpg</text:p>
          </table:table-cell>
          <table:table-cell table:style-name="ce9"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75 E-139-34-49.16</text:p>
          </table:table-cell>
          <table:table-cell table:formula="of:=IF([.E16]=&quot;&quot;;[.C16];CONCATENATE([.C16];&quot; / &quot;;[.E16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019-04-05_22-29-38_000.jpg</text:p>
          </table:table-cell>
          <table:table-cell table:style-name="ce9"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6 E-139-34-49.38</text:p>
          </table:table-cell>
          <table:table-cell table:formula="of:=IF([.E17]=&quot;&quot;;[.C17];CONCATENATE([.C17];&quot; / &quot;;[.E17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2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8" office:value-type="string">
            <text:p>2019-04-05_22-29-50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9.6 E-139-34-49.98</text:p>
          </table:table-cell>
          <table:table-cell table:formula="of:=IF([.E18]=&quot;&quot;;[.C18];CONCATENATE([.C18];&quot; / &quot;;[.E18]))" office:value-type="string" office:string-value=":m 髪の毛">
            <text:p>:m 髪の毛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9" office:value-type="string">
            <text:p>2019-04-05_22-29-58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9.15 E-139-34-49.6</text:p>
          </table:table-cell>
          <table:table-cell table:formula="of:=IF([.E19]=&quot;&quot;;[.C19];CONCATENATE([.C19];&quot; / &quot;;[.E19]))" office:value-type="string" office:string-value=":m 髪の毛">
            <text:p>:m 髪の毛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9" office:value-type="string">
            <text:p>2019-04-05_22-30-08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93 E-139-34-49.6</text:p>
          </table:table-cell>
          <table:table-cell table:formula="of:=IF([.E20]=&quot;&quot;;[.C20];CONCATENATE([.C20];&quot; / &quot;;[.E20]))" office:value-type="string" office:string-value=":m 髪の毛">
            <text:p>:m 髪の毛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20">
            <text:p>20</text:p>
          </table:table-cell>
          <table:table-cell table:style-name="ce10" office:value-type="string">
            <text:p>2019-04-05_22-30-31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48 E-139-34-49.6</text:p>
          </table:table-cell>
          <table:table-cell table:formula="of:=IF([.E21]=&quot;&quot;;[.C21];CONCATENATE([.C21];&quot; / &quot;;[.E21]))" office:value-type="string" office:string-value=":m 髪の毛">
            <text:p>:m 髪の毛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8" office:value-type="string">
            <text:p>2019-04-05_22-31-02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59 E-139-34-49.65</text:p>
          </table:table-cell>
          <table:table-cell table:formula="of:=IF([.E22]=&quot;&quot;;[.C22];CONCATENATE([.C22];&quot; / &quot;;[.E22]))" office:value-type="string" office:string-value=":m 髪の毛">
            <text:p>:m 髪の毛</text:p>
          </table:table-cell>
          <table:table-cell table:style-name="ce22" table:number-columns-repeated="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9" office:value-type="string">
            <text:p>2019-04-06_04-17-22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6 E-139-34-49.65</text:p>
          </table:table-cell>
          <table:table-cell table:formula="of:=IF([.E23]=&quot;&quot;;[.C23];CONCATENATE([.C23];&quot; / &quot;;[.E23]))" office:value-type="string" office:string-value=":m :PHOTO 起きた時刻 / 2019">
            <text:p>:m :PHOTO 起きた時刻 / 2019</text:p>
          </table:table-cell>
          <table:table-cell table:style-name="ce22" table:number-columns-repeated="2"/>
        </table:table-row>
        <table:table-row table:style-name="ro6">
          <table:table-cell table:style-name="ce3" office:value-type="float" office:value="23">
            <text:p>23</text:p>
          </table:table-cell>
          <table:table-cell table:style-name="ce9" office:value-type="string">
            <text:p>2019-04-06_05-10-22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52 E-139-34-49.38</text:p>
          </table:table-cell>
          <table:table-cell table:formula="of:=IF([.E24]=&quot;&quot;;[.C24];CONCATENATE([.C24];&quot; / &quot;;[.E24]))" office:value-type="string" office:string-value=":m 食べた物　間食 / 味噌スープ">
            <text:p>:m 食べた物　間食 / 味噌スープ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9" office:value-type="string">
            <text:p>2019-04-06_05-12-54_000.jpg</text:p>
          </table:table-cell>
          <table:table-cell office:value-type="string">
            <text:p>:m :th / 「理論物理」と「デッサン」</text:p>
          </table:table-cell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25]=&quot;&quot;;[.C25];CONCATENATE([.C25];&quot; / &quot;;[.E25]))" office:value-type="string" office:string-value=":m :th / 「理論物理」と「デッサン」">
            <text:p>:m :th / 「理論物理」と「デッサン」</text:p>
          </table:table-cell>
          <table:table-cell table:style-name="ce22" table:number-columns-repeated="2"/>
        </table:table-row>
        <table:table-row table:style-name="ro7">
          <table:table-cell table:style-name="ce3" office:value-type="float" office:value="25">
            <text:p>25</text:p>
          </table:table-cell>
          <table:table-cell table:style-name="ce10" office:value-type="string">
            <text:p>2019-04-06_05-13-17_000.jpg</text:p>
          </table:table-cell>
          <table:table-cell table:style-name="ce9" office:value-type="string">
            <text:p>:m RES 1*1 / free# JVEMV6 52#7_10 / 52. 自然観察 / 7. birds / memos / ムクドリ</text:p>
          </table:table-cell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26]=&quot;&quot;;[.C26];CONCATENATE([.C26];&quot; / &quot;;[.E26]))" office:value-type="string" office:string-value=":m RES 1*1 / free# JVEMV6 52#7_10 / 52. 自然観察 / 7. birds / memos / ムクドリ">
            <text:p>:m RES 1*1 / free# JVEMV6 52#7_10 / 52. 自然観察 / 7. birds / memos / ムクドリ</text:p>
          </table:table-cell>
          <table:table-cell table:style-name="ce22" table:number-columns-repeated="2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8" office:value-type="string">
            <text:p>2019-04-06_05-13-53_000.jpg</text:p>
          </table:table-cell>
          <table:table-cell table:style-name="ce9" office:value-type="string">
            <text:p>:diary / diary / 20190405 / (K*C*)</text:p>
          </table:table-cell>
          <table:table-cell table:style-name="ce8"/>
          <table:table-cell/>
          <table:table-cell/>
          <table:table-cell table:formula="of:=IF([.E27]=&quot;&quot;;[.C27];CONCATENATE([.C27];&quot; / &quot;;[.E27]))" office:value-type="string" office:string-value=":diary / diary / 20190405 / (K*C*)">
            <text:p>:diary / diary / 20190405 / (K*C*)</text:p>
          </table:table-cell>
          <table:table-cell table:style-name="ce22" table:number-columns-repeated="2"/>
        </table:table-row>
        <table:table-row table:style-name="ro8">
          <table:table-cell table:style-name="ce3" office:value-type="float" office:value="27">
            <text:p>27</text:p>
          </table:table-cell>
          <table:table-cell table:style-name="ce8" office:value-type="string">
            <text:p>2019-04-06_05-14-48_000.jpg</text:p>
          </table:table-cell>
          <table:table-cell table:style-name="ce10" office:value-type="string">
            <text:p>:m 1-2*2 RES / 245 / 『相対性理論』　メラー　永田恒夫、伊藤大介、訳 / p.154</text:p>
          </table:table-cell>
          <table:table-cell table:style-name="ce8"/>
          <table:table-cell/>
          <table:table-cell office:value-type="string">
            <text:p>N-35-35-28.48 E-139-34-49.6</text:p>
          </table:table-cell>
          <table:table-cell table:formula="of:=IF([.E28]=&quot;&quot;;[.C28];CONCATENATE([.C28];&quot; / &quot;;[.E28]))" office:value-type="string" office:string-value=":m 1-2*2 RES / 245 / 『相対性理論』　メラー　永田恒夫、伊藤大介、訳 / p.154">
            <text:p>:m 1-2*2 RES / 245 / 『相対性理論』　メラー　永田恒夫、伊藤大介、訳 / p.154</text:p>
          </table:table-cell>
          <table:table-cell table:style-name="ce22" table:number-columns-repeated="2"/>
        </table:table-row>
        <table:table-row table:style-name="ro8">
          <table:table-cell table:style-name="ce3" office:value-type="float" office:value="28">
            <text:p>28</text:p>
          </table:table-cell>
          <table:table-cell table:style-name="ce8" office:value-type="string">
            <text:p>2019-04-06_05-16-12_000.jpg</text:p>
          </table:table-cell>
          <table:table-cell table:style-name="ce9" office:value-type="string">
            <text:p>:m art / dessin / D-17 8# / des.ヒヨドリ、トノサマバッタ、ナナホシテントウ</text:p>
          </table:table-cell>
          <table:table-cell table:style-name="ce8"/>
          <table:table-cell/>
          <table:table-cell office:value-type="string">
            <text:p>N-35-35-28.56 E-139-34-49.38</text:p>
          </table:table-cell>
          <table:table-cell table:formula="of:=IF([.E29]=&quot;&quot;;[.C29];CONCATENATE([.C29];&quot; / &quot;;[.E29]))" office:value-type="string" office:string-value=":m art / dessin / D-17 8# / des.ヒヨドリ、トノサマバッタ、ナナホシテントウ">
            <text:p>:m art / dessin / D-17 8# / des.ヒヨドリ、トノサマバッタ、ナナホシテントウ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8" office:value-type="string">
            <text:p>2019-04-06_05-34-49_000.jpg</text:p>
          </table:table-cell>
          <table:table-cell office:value-type="string">
            <text:p>:m 東和 PHOTO / 190406sa / 神保町駅 / 神保町１丁目プロジェクト計画 / １名 / 本田工業（東京ダイヤコン）（佐藤秀） / 出発時 / N-35-35-28.56 E-139-34-49.38</text:p>
          </table:table-cell>
          <table:table-cell table:style-name="ce8"/>
          <table:table-cell table:formula="of:=[.F30]" office:value-type="string" office:string-value="N-35-35-28.56 E-139-34-49.38">
            <text:p>N-35-35-28.56 E-139-34-49.38</text:p>
          </table:table-cell>
          <table:table-cell office:value-type="string">
            <text:p>N-35-35-28.56 E-139-34-49.38</text:p>
          </table:table-cell>
          <table:table-cell table:formula="of:=IF([.E30]=&quot;&quot;;[.C30];CONCATENATE([.C30];&quot; / &quot;;[.E30]))" office:value-type="string" office:string-value=":m 東和 PHOTO / 190406sa / 神保町駅 / 神保町１丁目プロジェクト計画 / １名 / 本田工業（東京ダイヤコン）（佐藤秀） / 出発時 / N-35-35-28.56 E-139-34-49.38 / N-35-35-28.56 E-139-34-49.38">
            <text:p>:m 東和 PHOTO / 190406sa / 神保町駅 / 神保町１丁目プロジェクト計画 / １名 / 本田工業（東京ダイヤコン）（佐藤秀） / 出発時 / N-35-35-28.56 E-139-34-49.38 / N-35-35-28.56 E-139-34-49.3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8" office:value-type="string">
            <text:p>2019-04-06_07-02-00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6 E-139-34-49.38</text:p>
          </table:table-cell>
          <table:table-cell table:style-name="ce8"/>
          <table:table-cell table:formula="of:=[.F31]" office:value-type="string" office:string-value="N-35-35-28.6 E-139-34-49.38">
            <text:p>N-35-35-28.6 E-139-34-49.38</text:p>
          </table:table-cell>
          <table:table-cell office:value-type="string">
            <text:p>N-35-35-28.6 E-139-34-49.38</text:p>
          </table:table-cell>
          <table:table-cell table:formula="of:=IF([.E31]=&quot;&quot;;[.C31];CONCATENATE([.C31];&quot; / &quot;;[.E31]))" office:value-type="string" office:string-value=":m 東和 PHOTO / 190406sa / 神保町駅 / 神保町１丁目プロジェクト計画 / １名 / 本田工業（東京ダイヤコン）（佐藤秀） / 現場状況 / N-35-35-28.6 E-139-34-49.38 / N-35-35-28.6 E-139-34-49.38">
            <text:p>:m 東和 PHOTO / 190406sa / 神保町駅 / 神保町１丁目プロジェクト計画 / １名 / 本田工業（東京ダイヤコン）（佐藤秀） / 現場状況 / N-35-35-28.6 E-139-34-49.38 / N-35-35-28.6 E-139-34-49.3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8" office:value-type="string">
            <text:p>2019-04-06_07-02-02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1.51 E-139-40-5.18</text:p>
          </table:table-cell>
          <table:table-cell table:style-name="ce8"/>
          <table:table-cell table:formula="of:=[.F32]" office:value-type="string" office:string-value="N-35-38-21.51 E-139-40-5.18">
            <text:p>N-35-38-21.51 E-139-40-5.18</text:p>
          </table:table-cell>
          <table:table-cell office:value-type="string">
            <text:p>N-35-38-21.51 E-139-40-5.18</text:p>
          </table:table-cell>
          <table:table-cell table:formula="of:=IF([.E32]=&quot;&quot;;[.C32];CONCATENATE([.C32];&quot; / &quot;;[.E32]))" office:value-type="string" office:string-value=":m 東和 PHOTO / 190406sa / 神保町駅 / 神保町１丁目プロジェクト計画 / １名 / 本田工業（東京ダイヤコン）（佐藤秀） / 現場状況 / N-35-38-21.51 E-139-40-5.18 / N-35-38-21.51 E-139-40-5.18">
            <text:p>:m 東和 PHOTO / 190406sa / 神保町駅 / 神保町１丁目プロジェクト計画 / １名 / 本田工業（東京ダイヤコン）（佐藤秀） / 現場状況 / N-35-38-21.51 E-139-40-5.18 / N-35-38-21.51 E-139-40-5.1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8" office:value-type="string">
            <text:p>2019-04-06_07-02-03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1.32 E-139-40-5.57</text:p>
          </table:table-cell>
          <table:table-cell table:style-name="ce8"/>
          <table:table-cell table:formula="of:=[.F33]" office:value-type="string" office:string-value="N-35-38-21.32 E-139-40-5.57">
            <text:p>N-35-38-21.32 E-139-40-5.57</text:p>
          </table:table-cell>
          <table:table-cell office:value-type="string">
            <text:p>N-35-38-21.32 E-139-40-5.57</text:p>
          </table:table-cell>
          <table:table-cell table:formula="of:=IF([.E33]=&quot;&quot;;[.C33];CONCATENATE([.C33];&quot; / &quot;;[.E33]))" office:value-type="string" office:string-value=":m 東和 PHOTO / 190406sa / 神保町駅 / 神保町１丁目プロジェクト計画 / １名 / 本田工業（東京ダイヤコン）（佐藤秀） / 現場状況 / N-35-38-21.32 E-139-40-5.57 / N-35-38-21.32 E-139-40-5.57">
            <text:p>:m 東和 PHOTO / 190406sa / 神保町駅 / 神保町１丁目プロジェクト計画 / １名 / 本田工業（東京ダイヤコン）（佐藤秀） / 現場状況 / N-35-38-21.32 E-139-40-5.57 / N-35-38-21.32 E-139-40-5.57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8" office:value-type="string">
            <text:p>2019-04-06_07-02-06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1.1 E-139-40-5.46</text:p>
          </table:table-cell>
          <table:table-cell table:style-name="ce8"/>
          <table:table-cell table:formula="of:=[.F34]" office:value-type="string" office:string-value="N-35-38-21.1 E-139-40-5.46">
            <text:p>N-35-38-21.1 E-139-40-5.46</text:p>
          </table:table-cell>
          <table:table-cell office:value-type="string">
            <text:p>N-35-38-21.1 E-139-40-5.46</text:p>
          </table:table-cell>
          <table:table-cell table:formula="of:=IF([.E34]=&quot;&quot;;[.C34];CONCATENATE([.C34];&quot; / &quot;;[.E34]))" office:value-type="string" office:string-value=":m 東和 PHOTO / 190406sa / 神保町駅 / 神保町１丁目プロジェクト計画 / １名 / 本田工業（東京ダイヤコン）（佐藤秀） / 現場状況 / N-35-38-21.1 E-139-40-5.46 / N-35-38-21.1 E-139-40-5.46">
            <text:p>:m 東和 PHOTO / 190406sa / 神保町駅 / 神保町１丁目プロジェクト計画 / １名 / 本田工業（東京ダイヤコン）（佐藤秀） / 現場状況 / N-35-38-21.1 E-139-40-5.46 / N-35-38-21.1 E-139-40-5.46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9" office:value-type="string">
            <text:p>2019-04-06_07-02-08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0.89 E-139-40-5.35</text:p>
          </table:table-cell>
          <table:table-cell table:style-name="ce8"/>
          <table:table-cell table:formula="of:=[.F35]" office:value-type="string" office:string-value="N-35-38-20.89 E-139-40-5.35">
            <text:p>N-35-38-20.89 E-139-40-5.35</text:p>
          </table:table-cell>
          <table:table-cell office:value-type="string">
            <text:p>N-35-38-20.89 E-139-40-5.35</text:p>
          </table:table-cell>
          <table:table-cell table:formula="of:=IF([.E35]=&quot;&quot;;[.C35];CONCATENATE([.C35];&quot; / &quot;;[.E35]))" office:value-type="string" office:string-value=":m 東和 PHOTO / 190406sa / 神保町駅 / 神保町１丁目プロジェクト計画 / １名 / 本田工業（東京ダイヤコン）（佐藤秀） / 現場状況 / N-35-38-20.89 E-139-40-5.35 / N-35-38-20.89 E-139-40-5.35">
            <text:p>:m 東和 PHOTO / 190406sa / 神保町駅 / 神保町１丁目プロジェクト計画 / １名 / 本田工業（東京ダイヤコン）（佐藤秀） / 現場状況 / N-35-38-20.89 E-139-40-5.35 / N-35-38-20.89 E-139-40-5.35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9" office:value-type="string">
            <text:p>2019-04-06_07-02-09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0.23 E-139-40-5.51</text:p>
          </table:table-cell>
          <table:table-cell table:style-name="ce8"/>
          <table:table-cell table:formula="of:=[.F36]" office:value-type="string" office:string-value="N-35-38-20.23 E-139-40-5.51">
            <text:p>N-35-38-20.23 E-139-40-5.51</text:p>
          </table:table-cell>
          <table:table-cell office:value-type="string">
            <text:p>N-35-38-20.23 E-139-40-5.51</text:p>
          </table:table-cell>
          <table:table-cell table:formula="of:=IF([.E36]=&quot;&quot;;[.C36];CONCATENATE([.C36];&quot; / &quot;;[.E36]))" office:value-type="string" office:string-value=":m 東和 PHOTO / 190406sa / 神保町駅 / 神保町１丁目プロジェクト計画 / １名 / 本田工業（東京ダイヤコン）（佐藤秀） / 現場状況 / N-35-38-20.23 E-139-40-5.51 / N-35-38-20.23 E-139-40-5.51">
            <text:p>:m 東和 PHOTO / 190406sa / 神保町駅 / 神保町１丁目プロジェクト計画 / １名 / 本田工業（東京ダイヤコン）（佐藤秀） / 現場状況 / N-35-38-20.23 E-139-40-5.51 / N-35-38-20.23 E-139-40-5.51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10" office:value-type="string">
            <text:p>2019-04-06_07-02-11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0.41 E-139-40-5.4</text:p>
          </table:table-cell>
          <table:table-cell table:style-name="ce8"/>
          <table:table-cell table:formula="of:=[.F37]" office:value-type="string" office:string-value="N-35-38-20.41 E-139-40-5.4">
            <text:p>N-35-38-20.41 E-139-40-5.4</text:p>
          </table:table-cell>
          <table:table-cell office:value-type="string">
            <text:p>N-35-38-20.41 E-139-40-5.4</text:p>
          </table:table-cell>
          <table:table-cell table:formula="of:=IF([.E37]=&quot;&quot;;[.C37];CONCATENATE([.C37];&quot; / &quot;;[.E37]))" office:value-type="string" office:string-value=":m 東和 PHOTO / 190406sa / 神保町駅 / 神保町１丁目プロジェクト計画 / １名 / 本田工業（東京ダイヤコン）（佐藤秀） / 現場状況 / N-35-38-20.41 E-139-40-5.4 / N-35-38-20.41 E-139-40-5.4">
            <text:p>:m 東和 PHOTO / 190406sa / 神保町駅 / 神保町１丁目プロジェクト計画 / １名 / 本田工業（東京ダイヤコン）（佐藤秀） / 現場状況 / N-35-38-20.41 E-139-40-5.4 / N-35-38-20.41 E-139-40-5.4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8" office:value-type="string">
            <text:p>2019-04-06_07-02-16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8-20.7 E-139-40-5.57</text:p>
          </table:table-cell>
          <table:table-cell table:style-name="ce8"/>
          <table:table-cell table:formula="of:=[.F38]" office:value-type="string" office:string-value="N-35-38-20.7 E-139-40-5.57">
            <text:p>N-35-38-20.7 E-139-40-5.57</text:p>
          </table:table-cell>
          <table:table-cell office:value-type="string">
            <text:p>N-35-38-20.7 E-139-40-5.57</text:p>
          </table:table-cell>
          <table:table-cell table:formula="of:=IF([.E38]=&quot;&quot;;[.C38];CONCATENATE([.C38];&quot; / &quot;;[.E38]))" office:value-type="string" office:string-value=":m 東和 PHOTO / 190406sa / 神保町駅 / 神保町１丁目プロジェクト計画 / １名 / 本田工業（東京ダイヤコン）（佐藤秀） / 現場状況 / N-35-38-20.7 E-139-40-5.57 / N-35-38-20.7 E-139-40-5.57">
            <text:p>:m 東和 PHOTO / 190406sa / 神保町駅 / 神保町１丁目プロジェクト計画 / １名 / 本田工業（東京ダイヤコン）（佐藤秀） / 現場状況 / N-35-38-20.7 E-139-40-5.57 / N-35-38-20.7 E-139-40-5.57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8" office:value-type="string">
            <text:p>2019-04-06_07-02-18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4.87 E-139-34-49.16</text:p>
          </table:table-cell>
          <table:table-cell table:style-name="ce8"/>
          <table:table-cell table:formula="of:=[.F39]" office:value-type="string" office:string-value="N-35-35-24.87 E-139-34-49.16">
            <text:p>N-35-35-24.87 E-139-34-49.16</text:p>
          </table:table-cell>
          <table:table-cell office:value-type="string">
            <text:p>N-35-35-24.87 E-139-34-49.16</text:p>
          </table:table-cell>
          <table:table-cell table:formula="of:=IF([.E39]=&quot;&quot;;[.C39];CONCATENATE([.C39];&quot; / &quot;;[.E39]))" office:value-type="string" office:string-value=":m 東和 PHOTO / 190406sa / 神保町駅 / 神保町１丁目プロジェクト計画 / １名 / 本田工業（東京ダイヤコン）（佐藤秀） / 現場状況 / N-35-35-24.87 E-139-34-49.16 / N-35-35-24.87 E-139-34-49.16">
            <text:p>:m 東和 PHOTO / 190406sa / 神保町駅 / 神保町１丁目プロジェクト計画 / １名 / 本田工業（東京ダイヤコン）（佐藤秀） / 現場状況 / N-35-35-24.87 E-139-34-49.16 / N-35-35-24.87 E-139-34-49.16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8" office:value-type="string">
            <text:p>2019-04-06_07-02-19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4.95 E-139-34-48.94</text:p>
          </table:table-cell>
          <table:table-cell table:style-name="ce8"/>
          <table:table-cell table:formula="of:=[.F40]" office:value-type="string" office:string-value="N-35-35-24.95 E-139-34-48.94">
            <text:p>N-35-35-24.95 E-139-34-48.94</text:p>
          </table:table-cell>
          <table:table-cell office:value-type="string">
            <text:p>N-35-35-24.95 E-139-34-48.94</text:p>
          </table:table-cell>
          <table:table-cell table:formula="of:=IF([.E40]=&quot;&quot;;[.C40];CONCATENATE([.C40];&quot; / &quot;;[.E40]))" office:value-type="string" office:string-value=":m 東和 PHOTO / 190406sa / 神保町駅 / 神保町１丁目プロジェクト計画 / １名 / 本田工業（東京ダイヤコン）（佐藤秀） / 現場状況 / N-35-35-24.95 E-139-34-48.94 / N-35-35-24.95 E-139-34-48.94">
            <text:p>:m 東和 PHOTO / 190406sa / 神保町駅 / 神保町１丁目プロジェクト計画 / １名 / 本田工業（東京ダイヤコン）（佐藤秀） / 現場状況 / N-35-35-24.95 E-139-34-48.94 / N-35-35-24.95 E-139-34-48.94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8" office:value-type="string">
            <text:p>2019-04-06_07-02-20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06 E-139-34-48.83</text:p>
          </table:table-cell>
          <table:table-cell table:style-name="ce8"/>
          <table:table-cell table:formula="of:=[.F41]" office:value-type="string" office:string-value="N-35-35-25.06 E-139-34-48.83">
            <text:p>N-35-35-25.06 E-139-34-48.83</text:p>
          </table:table-cell>
          <table:table-cell office:value-type="string">
            <text:p>N-35-35-25.06 E-139-34-48.83</text:p>
          </table:table-cell>
          <table:table-cell table:formula="of:=IF([.E41]=&quot;&quot;;[.C41];CONCATENATE([.C41];&quot; / &quot;;[.E41]))" office:value-type="string" office:string-value=":m 東和 PHOTO / 190406sa / 神保町駅 / 神保町１丁目プロジェクト計画 / １名 / 本田工業（東京ダイヤコン）（佐藤秀） / 現場状況 / N-35-35-25.06 E-139-34-48.83 / N-35-35-25.06 E-139-34-48.83">
            <text:p>:m 東和 PHOTO / 190406sa / 神保町駅 / 神保町１丁目プロジェクト計画 / １名 / 本田工業（東京ダイヤコン）（佐藤秀） / 現場状況 / N-35-35-25.06 E-139-34-48.83 / N-35-35-25.06 E-139-34-48.8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8" office:value-type="string">
            <text:p>2019-04-06_07-02-22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2 E-139-34-48.61</text:p>
          </table:table-cell>
          <table:table-cell table:style-name="ce8"/>
          <table:table-cell table:formula="of:=[.F42]" office:value-type="string" office:string-value="N-35-35-25.2 E-139-34-48.61">
            <text:p>N-35-35-25.2 E-139-34-48.61</text:p>
          </table:table-cell>
          <table:table-cell office:value-type="string">
            <text:p>N-35-35-25.2 E-139-34-48.61</text:p>
          </table:table-cell>
          <table:table-cell table:formula="of:=IF([.E42]=&quot;&quot;;[.C42];CONCATENATE([.C42];&quot; / &quot;;[.E42]))" office:value-type="string" office:string-value=":m 東和 PHOTO / 190406sa / 神保町駅 / 神保町１丁目プロジェクト計画 / １名 / 本田工業（東京ダイヤコン）（佐藤秀） / 現場状況 / N-35-35-25.2 E-139-34-48.61 / N-35-35-25.2 E-139-34-48.61">
            <text:p>:m 東和 PHOTO / 190406sa / 神保町駅 / 神保町１丁目プロジェクト計画 / １名 / 本田工業（東京ダイヤコン）（佐藤秀） / 現場状況 / N-35-35-25.2 E-139-34-48.61 / N-35-35-25.2 E-139-34-48.61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9" office:value-type="string">
            <text:p>2019-04-06_07-17-16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29 E-139-34-48.61</text:p>
          </table:table-cell>
          <table:table-cell table:style-name="ce8"/>
          <table:table-cell table:formula="of:=[.F43]" office:value-type="string" office:string-value="N-35-35-25.29 E-139-34-48.61">
            <text:p>N-35-35-25.29 E-139-34-48.61</text:p>
          </table:table-cell>
          <table:table-cell office:value-type="string">
            <text:p>N-35-35-25.29 E-139-34-48.61</text:p>
          </table:table-cell>
          <table:table-cell table:formula="of:=IF([.E43]=&quot;&quot;;[.C43];CONCATENATE([.C43];&quot; / &quot;;[.E43]))" office:value-type="string" office:string-value=":m 東和 PHOTO / 190406sa / 神保町駅 / 神保町１丁目プロジェクト計画 / １名 / 本田工業（東京ダイヤコン）（佐藤秀） / 現場状況 / N-35-35-25.29 E-139-34-48.61 / N-35-35-25.29 E-139-34-48.61">
            <text:p>:m 東和 PHOTO / 190406sa / 神保町駅 / 神保町１丁目プロジェクト計画 / １名 / 本田工業（東京ダイヤコン）（佐藤秀） / 現場状況 / N-35-35-25.29 E-139-34-48.61 / N-35-35-25.29 E-139-34-48.61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3">
            <text:p>43</text:p>
          </table:table-cell>
          <table:table-cell table:style-name="ce9" office:value-type="string">
            <text:p>2019-04-06_07-17-17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32 E-139-34-48.67</text:p>
          </table:table-cell>
          <table:table-cell table:style-name="ce8"/>
          <table:table-cell table:formula="of:=[.F44]" office:value-type="string" office:string-value="N-35-35-25.32 E-139-34-48.67">
            <text:p>N-35-35-25.32 E-139-34-48.67</text:p>
          </table:table-cell>
          <table:table-cell office:value-type="string">
            <text:p>N-35-35-25.32 E-139-34-48.67</text:p>
          </table:table-cell>
          <table:table-cell table:formula="of:=IF([.E44]=&quot;&quot;;[.C44];CONCATENATE([.C44];&quot; / &quot;;[.E44]))" office:value-type="string" office:string-value=":m 東和 PHOTO / 190406sa / 神保町駅 / 神保町１丁目プロジェクト計画 / １名 / 本田工業（東京ダイヤコン）（佐藤秀） / 現場状況 / N-35-35-25.32 E-139-34-48.67 / N-35-35-25.32 E-139-34-48.67">
            <text:p>:m 東和 PHOTO / 190406sa / 神保町駅 / 神保町１丁目プロジェクト計画 / １名 / 本田工業（東京ダイヤコン）（佐藤秀） / 現場状況 / N-35-35-25.32 E-139-34-48.67 / N-35-35-25.32 E-139-34-48.67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4">
            <text:p>44</text:p>
          </table:table-cell>
          <table:table-cell table:style-name="ce9" office:value-type="string">
            <text:p>2019-04-06_07-17-22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33 E-139-34-48.78</text:p>
          </table:table-cell>
          <table:table-cell table:style-name="ce8"/>
          <table:table-cell table:formula="of:=[.F45]" office:value-type="string" office:string-value="N-35-35-25.33 E-139-34-48.78">
            <text:p>N-35-35-25.33 E-139-34-48.78</text:p>
          </table:table-cell>
          <table:table-cell office:value-type="string">
            <text:p>N-35-35-25.33 E-139-34-48.78</text:p>
          </table:table-cell>
          <table:table-cell table:formula="of:=IF([.E45]=&quot;&quot;;[.C45];CONCATENATE([.C45];&quot; / &quot;;[.E45]))" office:value-type="string" office:string-value=":m 東和 PHOTO / 190406sa / 神保町駅 / 神保町１丁目プロジェクト計画 / １名 / 本田工業（東京ダイヤコン）（佐藤秀） / 現場状況 / N-35-35-25.33 E-139-34-48.78 / N-35-35-25.33 E-139-34-48.78">
            <text:p>:m 東和 PHOTO / 190406sa / 神保町駅 / 神保町１丁目プロジェクト計画 / １名 / 本田工業（東京ダイヤコン）（佐藤秀） / 現場状況 / N-35-35-25.33 E-139-34-48.78 / N-35-35-25.33 E-139-34-48.7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10" office:value-type="string">
            <text:p>2019-04-06_07-17-29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5.33 E-139-34-48.78</text:p>
          </table:table-cell>
          <table:table-cell table:style-name="ce8"/>
          <table:table-cell table:formula="of:=[.F46]" office:value-type="string" office:string-value="N-35-35-25.33 E-139-34-48.78">
            <text:p>N-35-35-25.33 E-139-34-48.78</text:p>
          </table:table-cell>
          <table:table-cell office:value-type="string">
            <text:p>N-35-35-25.33 E-139-34-48.78</text:p>
          </table:table-cell>
          <table:table-cell table:formula="of:=IF([.E46]=&quot;&quot;;[.C46];CONCATENATE([.C46];&quot; / &quot;;[.E46]))" office:value-type="string" office:string-value=":m 東和 PHOTO / 190406sa / 神保町駅 / 神保町１丁目プロジェクト計画 / １名 / 本田工業（東京ダイヤコン）（佐藤秀） / 現場状況 / N-35-35-25.33 E-139-34-48.78 / N-35-35-25.33 E-139-34-48.78">
            <text:p>:m 東和 PHOTO / 190406sa / 神保町駅 / 神保町１丁目プロジェクト計画 / １名 / 本田工業（東京ダイヤコン）（佐藤秀） / 現場状況 / N-35-35-25.33 E-139-34-48.78 / N-35-35-25.33 E-139-34-48.7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6">
            <text:p>46</text:p>
          </table:table-cell>
          <table:table-cell table:style-name="ce8" office:value-type="string">
            <text:p>2019-04-06_07-17-30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59 E-139-34-49.27</text:p>
          </table:table-cell>
          <table:table-cell table:style-name="ce8"/>
          <table:table-cell table:formula="of:=[.F47]" office:value-type="string" office:string-value="N-35-35-28.59 E-139-34-49.27">
            <text:p>N-35-35-28.59 E-139-34-49.27</text:p>
          </table:table-cell>
          <table:table-cell office:value-type="string">
            <text:p>N-35-35-28.59 E-139-34-49.27</text:p>
          </table:table-cell>
          <table:table-cell table:formula="of:=IF([.E47]=&quot;&quot;;[.C47];CONCATENATE([.C47];&quot; / &quot;;[.E47]))" office:value-type="string" office:string-value=":m 東和 PHOTO / 190406sa / 神保町駅 / 神保町１丁目プロジェクト計画 / １名 / 本田工業（東京ダイヤコン）（佐藤秀） / 現場状況 / N-35-35-28.59 E-139-34-49.27 / N-35-35-28.59 E-139-34-49.27">
            <text:p>:m 東和 PHOTO / 190406sa / 神保町駅 / 神保町１丁目プロジェクト計画 / １名 / 本田工業（東京ダイヤコン）（佐藤秀） / 現場状況 / N-35-35-28.59 E-139-34-49.27 / N-35-35-28.59 E-139-34-49.27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8" office:value-type="string">
            <text:p>2019-04-06_07-17-35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79 E-139-34-49.43</text:p>
          </table:table-cell>
          <table:table-cell table:style-name="ce8"/>
          <table:table-cell table:formula="of:=[.F48]" office:value-type="string" office:string-value="N-35-35-28.79 E-139-34-49.43">
            <text:p>N-35-35-28.79 E-139-34-49.43</text:p>
          </table:table-cell>
          <table:table-cell office:value-type="string">
            <text:p>N-35-35-28.79 E-139-34-49.43</text:p>
          </table:table-cell>
          <table:table-cell table:formula="of:=IF([.E48]=&quot;&quot;;[.C48];CONCATENATE([.C48];&quot; / &quot;;[.E48]))" office:value-type="string" office:string-value=":m 東和 PHOTO / 190406sa / 神保町駅 / 神保町１丁目プロジェクト計画 / １名 / 本田工業（東京ダイヤコン）（佐藤秀） / 現場状況 / N-35-35-28.79 E-139-34-49.43 / N-35-35-28.79 E-139-34-49.43">
            <text:p>:m 東和 PHOTO / 190406sa / 神保町駅 / 神保町１丁目プロジェクト計画 / １名 / 本田工業（東京ダイヤコン）（佐藤秀） / 現場状況 / N-35-35-28.79 E-139-34-49.43 / N-35-35-28.79 E-139-34-49.4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8">
            <text:p>48</text:p>
          </table:table-cell>
          <table:table-cell table:style-name="ce8" office:value-type="string">
            <text:p>2019-04-06_07-17-37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49 E-139-34-49.49</text:p>
          </table:table-cell>
          <table:table-cell table:style-name="ce8"/>
          <table:table-cell table:formula="of:=[.F49]" office:value-type="string" office:string-value="N-35-35-28.49 E-139-34-49.49">
            <text:p>N-35-35-28.49 E-139-34-49.49</text:p>
          </table:table-cell>
          <table:table-cell office:value-type="string">
            <text:p>N-35-35-28.49 E-139-34-49.49</text:p>
          </table:table-cell>
          <table:table-cell table:formula="of:=IF([.E49]=&quot;&quot;;[.C49];CONCATENATE([.C49];&quot; / &quot;;[.E49]))" office:value-type="string" office:string-value=":m 東和 PHOTO / 190406sa / 神保町駅 / 神保町１丁目プロジェクト計画 / １名 / 本田工業（東京ダイヤコン）（佐藤秀） / 現場状況 / N-35-35-28.49 E-139-34-49.49 / N-35-35-28.49 E-139-34-49.49">
            <text:p>:m 東和 PHOTO / 190406sa / 神保町駅 / 神保町１丁目プロジェクト計画 / １名 / 本田工業（東京ダイヤコン）（佐藤秀） / 現場状況 / N-35-35-28.49 E-139-34-49.49 / N-35-35-28.49 E-139-34-49.49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8" office:value-type="string">
            <text:p>2019-04-06_07-17-40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56 E-139-34-49.98</text:p>
          </table:table-cell>
          <table:table-cell table:style-name="ce8"/>
          <table:table-cell table:formula="of:=[.F50]" office:value-type="string" office:string-value="N-35-35-28.56 E-139-34-49.98">
            <text:p>N-35-35-28.56 E-139-34-49.98</text:p>
          </table:table-cell>
          <table:table-cell office:value-type="string">
            <text:p>N-35-35-28.56 E-139-34-49.98</text:p>
          </table:table-cell>
          <table:table-cell table:formula="of:=IF([.E50]=&quot;&quot;;[.C50];CONCATENATE([.C50];&quot; / &quot;;[.E50]))" office:value-type="string" office:string-value=":m 東和 PHOTO / 190406sa / 神保町駅 / 神保町１丁目プロジェクト計画 / １名 / 本田工業（東京ダイヤコン）（佐藤秀） / 現場状況 / N-35-35-28.56 E-139-34-49.98 / N-35-35-28.56 E-139-34-49.98">
            <text:p>:m 東和 PHOTO / 190406sa / 神保町駅 / 神保町１丁目プロジェクト計画 / １名 / 本田工業（東京ダイヤコン）（佐藤秀） / 現場状況 / N-35-35-28.56 E-139-34-49.98 / N-35-35-28.56 E-139-34-49.98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8" office:value-type="string">
            <text:p>2019-04-06_07-17-42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67 E-139-34-49.65</text:p>
          </table:table-cell>
          <table:table-cell table:style-name="ce8"/>
          <table:table-cell table:formula="of:=[.F51]" office:value-type="string" office:string-value="N-35-35-28.67 E-139-34-49.65">
            <text:p>N-35-35-28.67 E-139-34-49.65</text:p>
          </table:table-cell>
          <table:table-cell office:value-type="string">
            <text:p>N-35-35-28.67 E-139-34-49.65</text:p>
          </table:table-cell>
          <table:table-cell table:formula="of:=IF([.E51]=&quot;&quot;;[.C51];CONCATENATE([.C51];&quot; / &quot;;[.E51]))" office:value-type="string" office:string-value=":m 東和 PHOTO / 190406sa / 神保町駅 / 神保町１丁目プロジェクト計画 / １名 / 本田工業（東京ダイヤコン）（佐藤秀） / 現場状況 / N-35-35-28.67 E-139-34-49.65 / N-35-35-28.67 E-139-34-49.65">
            <text:p>:m 東和 PHOTO / 190406sa / 神保町駅 / 神保町１丁目プロジェクト計画 / １名 / 本田工業（東京ダイヤコン）（佐藤秀） / 現場状況 / N-35-35-28.67 E-139-34-49.65 / N-35-35-28.67 E-139-34-49.65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8" office:value-type="string">
            <text:p>2019-04-06_07-17-43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72 E-139-34-49.54</text:p>
          </table:table-cell>
          <table:table-cell table:style-name="ce8"/>
          <table:table-cell table:formula="of:=[.F52]" office:value-type="string" office:string-value="N-35-35-28.72 E-139-34-49.54">
            <text:p>N-35-35-28.72 E-139-34-49.54</text:p>
          </table:table-cell>
          <table:table-cell office:value-type="string">
            <text:p>N-35-35-28.72 E-139-34-49.54</text:p>
          </table:table-cell>
          <table:table-cell table:formula="of:=IF([.E52]=&quot;&quot;;[.C52];CONCATENATE([.C52];&quot; / &quot;;[.E52]))" office:value-type="string" office:string-value=":m 東和 PHOTO / 190406sa / 神保町駅 / 神保町１丁目プロジェクト計画 / １名 / 本田工業（東京ダイヤコン）（佐藤秀） / 現場状況 / N-35-35-28.72 E-139-34-49.54 / N-35-35-28.72 E-139-34-49.54">
            <text:p>:m 東和 PHOTO / 190406sa / 神保町駅 / 神保町１丁目プロジェクト計画 / １名 / 本田工業（東京ダイヤコン）（佐藤秀） / 現場状況 / N-35-35-28.72 E-139-34-49.54 / N-35-35-28.72 E-139-34-49.54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2">
            <text:p>52</text:p>
          </table:table-cell>
          <table:table-cell table:style-name="ce8" office:value-type="string">
            <text:p>2019-04-06_08-26-14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79 E-139-34-49.49</text:p>
          </table:table-cell>
          <table:table-cell table:style-name="ce8"/>
          <table:table-cell table:formula="of:=[.F53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3]=&quot;&quot;;[.C53];CONCATENATE([.C53];&quot; / &quot;;[.E53]))" office:value-type="string" office:string-value=":m 東和 PHOTO / 190406sa / 神保町駅 / 神保町１丁目プロジェクト計画 / １名 / 本田工業（東京ダイヤコン）（佐藤秀） / 現場状況 / N-35-35-28.79 E-139-34-49.49 / N-35-35-28.79 E-139-34-49.49">
            <text:p>:m 東和 PHOTO / 190406sa / 神保町駅 / 神保町１丁目プロジェクト計画 / １名 / 本田工業（東京ダイヤコン）（佐藤秀） / 現場状況 / N-35-35-28.79 E-139-34-49.49 / N-35-35-28.79 E-139-34-49.49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8" office:value-type="string">
            <text:p>2019-04-06_08-26-19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79 E-139-34-49.49</text:p>
          </table:table-cell>
          <table:table-cell table:style-name="ce8"/>
          <table:table-cell table:formula="of:=[.F54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4]=&quot;&quot;;[.C54];CONCATENATE([.C54];&quot; / &quot;;[.E54]))" office:value-type="string" office:string-value=":m 東和 PHOTO / 190406sa / 神保町駅 / 神保町１丁目プロジェクト計画 / １名 / 本田工業（東京ダイヤコン）（佐藤秀） / 現場状況 / N-35-35-28.79 E-139-34-49.49 / N-35-35-28.79 E-139-34-49.49">
            <text:p>:m 東和 PHOTO / 190406sa / 神保町駅 / 神保町１丁目プロジェクト計画 / １名 / 本田工業（東京ダイヤコン）（佐藤秀） / 現場状況 / N-35-35-28.79 E-139-34-49.49 / N-35-35-28.79 E-139-34-49.49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4">
            <text:p>54</text:p>
          </table:table-cell>
          <table:table-cell table:style-name="ce8" office:value-type="string">
            <text:p>2019-04-06_08-26-23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82 E-139-34-49.43</text:p>
          </table:table-cell>
          <table:table-cell table:style-name="ce8"/>
          <table:table-cell table:formula="of:=[.F55]" office:value-type="string" office:string-value="N-35-35-28.82 E-139-34-49.43">
            <text:p>N-35-35-28.82 E-139-34-49.43</text:p>
          </table:table-cell>
          <table:table-cell office:value-type="string">
            <text:p>N-35-35-28.82 E-139-34-49.43</text:p>
          </table:table-cell>
          <table:table-cell table:formula="of:=IF([.E55]=&quot;&quot;;[.C55];CONCATENATE([.C55];&quot; / &quot;;[.E55]))" office:value-type="string" office:string-value=":m 東和 PHOTO / 190406sa / 神保町駅 / 神保町１丁目プロジェクト計画 / １名 / 本田工業（東京ダイヤコン）（佐藤秀） / 現場状況 / N-35-35-28.82 E-139-34-49.43 / N-35-35-28.82 E-139-34-49.43">
            <text:p>:m 東和 PHOTO / 190406sa / 神保町駅 / 神保町１丁目プロジェクト計画 / １名 / 本田工業（東京ダイヤコン）（佐藤秀） / 現場状況 / N-35-35-28.82 E-139-34-49.43 / N-35-35-28.82 E-139-34-49.4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5">
            <text:p>55</text:p>
          </table:table-cell>
          <table:table-cell table:style-name="ce8" office:value-type="string">
            <text:p>2019-04-06_08-26-25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85 E-139-34-49.43</text:p>
          </table:table-cell>
          <table:table-cell table:style-name="ce8"/>
          <table:table-cell table:formula="of:=[.F56]" office:value-type="string" office:string-value="N-35-35-28.85 E-139-34-49.43">
            <text:p>N-35-35-28.85 E-139-34-49.43</text:p>
          </table:table-cell>
          <table:table-cell office:value-type="string">
            <text:p>N-35-35-28.85 E-139-34-49.43</text:p>
          </table:table-cell>
          <table:table-cell table:formula="of:=IF([.E56]=&quot;&quot;;[.C56];CONCATENATE([.C56];&quot; / &quot;;[.E56]))" office:value-type="string" office:string-value=":m 東和 PHOTO / 190406sa / 神保町駅 / 神保町１丁目プロジェクト計画 / １名 / 本田工業（東京ダイヤコン）（佐藤秀） / 現場状況 / N-35-35-28.85 E-139-34-49.43 / N-35-35-28.85 E-139-34-49.43">
            <text:p>:m 東和 PHOTO / 190406sa / 神保町駅 / 神保町１丁目プロジェクト計画 / １名 / 本田工業（東京ダイヤコン）（佐藤秀） / 現場状況 / N-35-35-28.85 E-139-34-49.43 / N-35-35-28.85 E-139-34-49.4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6">
            <text:p>56</text:p>
          </table:table-cell>
          <table:table-cell table:style-name="ce8" office:value-type="string">
            <text:p>2019-04-06_08-26-31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59 E-139-34-49.49</text:p>
          </table:table-cell>
          <table:table-cell table:style-name="ce8"/>
          <table:table-cell table:formula="of:=[.F57]" office:value-type="string" office:string-value="N-35-35-28.59 E-139-34-49.49">
            <text:p>N-35-35-28.59 E-139-34-49.49</text:p>
          </table:table-cell>
          <table:table-cell office:value-type="string">
            <text:p>N-35-35-28.59 E-139-34-49.49</text:p>
          </table:table-cell>
          <table:table-cell table:formula="of:=IF([.E57]=&quot;&quot;;[.C57];CONCATENATE([.C57];&quot; / &quot;;[.E57]))" office:value-type="string" office:string-value=":m 東和 PHOTO / 190406sa / 神保町駅 / 神保町１丁目プロジェクト計画 / １名 / 本田工業（東京ダイヤコン）（佐藤秀） / 現場状況 / N-35-35-28.59 E-139-34-49.49 / N-35-35-28.59 E-139-34-49.49">
            <text:p>:m 東和 PHOTO / 190406sa / 神保町駅 / 神保町１丁目プロジェクト計画 / １名 / 本田工業（東京ダイヤコン）（佐藤秀） / 現場状況 / N-35-35-28.59 E-139-34-49.49 / N-35-35-28.59 E-139-34-49.49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8" office:value-type="string">
            <text:p>2019-04-06_08-26-40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59 E-139-34-49.43</text:p>
          </table:table-cell>
          <table:table-cell table:style-name="ce8"/>
          <table:table-cell table:formula="of:=[.F58]" office:value-type="string" office:string-value="N-35-35-28.59 E-139-34-49.43">
            <text:p>N-35-35-28.59 E-139-34-49.43</text:p>
          </table:table-cell>
          <table:table-cell office:value-type="string">
            <text:p>N-35-35-28.59 E-139-34-49.43</text:p>
          </table:table-cell>
          <table:table-cell table:formula="of:=IF([.E58]=&quot;&quot;;[.C58];CONCATENATE([.C58];&quot; / &quot;;[.E58]))" office:value-type="string" office:string-value=":m 東和 PHOTO / 190406sa / 神保町駅 / 神保町１丁目プロジェクト計画 / １名 / 本田工業（東京ダイヤコン）（佐藤秀） / 現場状況 / N-35-35-28.59 E-139-34-49.43 / N-35-35-28.59 E-139-34-49.43">
            <text:p>:m 東和 PHOTO / 190406sa / 神保町駅 / 神保町１丁目プロジェクト計画 / １名 / 本田工業（東京ダイヤコン）（佐藤秀） / 現場状況 / N-35-35-28.59 E-139-34-49.43 / N-35-35-28.59 E-139-34-49.4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8" office:value-type="string">
            <text:p>2019-04-06_08-26-42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68 E-139-34-49.49</text:p>
          </table:table-cell>
          <table:table-cell table:style-name="ce8"/>
          <table:table-cell table:formula="of:=[.F59]" office:value-type="string" office:string-value="N-35-35-28.68 E-139-34-49.49">
            <text:p>N-35-35-28.68 E-139-34-49.49</text:p>
          </table:table-cell>
          <table:table-cell office:value-type="string">
            <text:p>N-35-35-28.68 E-139-34-49.49</text:p>
          </table:table-cell>
          <table:table-cell table:formula="of:=IF([.E59]=&quot;&quot;;[.C59];CONCATENATE([.C59];&quot; / &quot;;[.E59]))" office:value-type="string" office:string-value=":m 東和 PHOTO / 190406sa / 神保町駅 / 神保町１丁目プロジェクト計画 / １名 / 本田工業（東京ダイヤコン）（佐藤秀） / 現場状況 / N-35-35-28.68 E-139-34-49.49 / N-35-35-28.68 E-139-34-49.49">
            <text:p>:m 東和 PHOTO / 190406sa / 神保町駅 / 神保町１丁目プロジェクト計画 / １名 / 本田工業（東京ダイヤコン）（佐藤秀） / 現場状況 / N-35-35-28.68 E-139-34-49.49 / N-35-35-28.68 E-139-34-49.49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8" office:value-type="string">
            <text:p>2019-04-06_08-26-44_000.jpg</text:p>
          </table:table-cell>
          <table:table-cell office:value-type="string">
            <text:p>:m 東和 PHOTO / 190406sa / 神保町駅 / 神保町１丁目プロジェクト計画 / １名 / 本田工業（東京ダイヤコン）（佐藤秀） / 現場状況 / N-35-35-28.68 E-139-34-49.43</text:p>
          </table:table-cell>
          <table:table-cell table:style-name="ce8"/>
          <table:table-cell table:formula="of:=[.F60]" office:value-type="string" office:string-value="N-35-35-28.68 E-139-34-49.43">
            <text:p>N-35-35-28.68 E-139-34-49.43</text:p>
          </table:table-cell>
          <table:table-cell office:value-type="string">
            <text:p>N-35-35-28.68 E-139-34-49.43</text:p>
          </table:table-cell>
          <table:table-cell table:formula="of:=IF([.E60]=&quot;&quot;;[.C60];CONCATENATE([.C60];&quot; / &quot;;[.E60]))" office:value-type="string" office:string-value=":m 東和 PHOTO / 190406sa / 神保町駅 / 神保町１丁目プロジェクト計画 / １名 / 本田工業（東京ダイヤコン）（佐藤秀） / 現場状況 / N-35-35-28.68 E-139-34-49.43 / N-35-35-28.68 E-139-34-49.43">
            <text:p>:m 東和 PHOTO / 190406sa / 神保町駅 / 神保町１丁目プロジェクト計画 / １名 / 本田工業（東京ダイヤコン）（佐藤秀） / 現場状況 / N-35-35-28.68 E-139-34-49.43 / N-35-35-28.68 E-139-34-49.43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60">
            <text:p>60</text:p>
          </table:table-cell>
          <table:table-cell table:style-name="ce8" office:value-type="string">
            <text:p>2019-04-06_08-26-46_000.png</text:p>
          </table:table-cell>
          <table:table-cell table:style-name="ce9" office:value-type="string">
            <text:p>-*</text:p>
          </table:table-cell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61]=&quot;&quot;;[.C61];CONCATENATE([.C61];&quot; / &quot;;[.E61]))" office:value-type="string" office:string-value="-*">
            <text:p>-*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8" office:value-type="string">
            <text:p>2019-04-06_16-54-28_000.jpg</text:p>
          </table:table-cell>
          <table:table-cell office:value-type="string">
            <text:p>:m 東和 PHOTO / 190406sa / 神保町駅 / 神保町１丁目プロジェクト計画 / １名 / 本田工業（東京ダイヤコン）（佐藤秀） / 日報 / N-35-35-28.4 E-139-34-49.38</text:p>
          </table:table-cell>
          <table:table-cell table:style-name="ce8"/>
          <table:table-cell table:formula="of:=[.F62]" office:value-type="string" office:string-value="N-35-35-28.4 E-139-34-49.38">
            <text:p>N-35-35-28.4 E-139-34-49.38</text:p>
          </table:table-cell>
          <table:table-cell office:value-type="string">
            <text:p>N-35-35-28.4 E-139-34-49.38</text:p>
          </table:table-cell>
          <table:table-cell table:formula="of:=IF([.E62]=&quot;&quot;;[.C62];CONCATENATE([.C62];&quot; / &quot;;[.E62]))" office:value-type="string" office:string-value=":m 東和 PHOTO / 190406sa / 神保町駅 / 神保町１丁目プロジェクト計画 / １名 / 本田工業（東京ダイヤコン）（佐藤秀） / 日報 / N-35-35-28.4 E-139-34-49.38 / N-35-35-28.4 E-139-34-49.38">
            <text:p>:m 東和 PHOTO / 190406sa / 神保町駅 / 神保町１丁目プロジェクト計画 / １名 / 本田工業（東京ダイヤコン）（佐藤秀） / 日報 / N-35-35-28.4 E-139-34-49.38 / N-35-35-28.4 E-139-34-49.38</text:p>
          </table:table-cell>
          <table:table-cell table:style-name="ce22" table:number-columns-repeated="2"/>
        </table:table-row>
        <table:table-row table:style-name="ro6">
          <table:table-cell table:style-name="ce3" office:value-type="float" office:value="62">
            <text:p>62</text:p>
          </table:table-cell>
          <table:table-cell table:style-name="ce8" office:value-type="string">
            <text:p>2019-04-06_17-05-45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string" office:string-value=":m 食べた物　間食 / 味噌スープ">
            <text:p>:m 食べた物　間食 / 味噌スープ</text:p>
          </table:table-cell>
          <table:table-cell table:style-name="ce22" table:number-columns-repeated="2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8" office:value-type="string">
            <text:p>2019-04-06_20-19-41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string" office:string-value=":m 食べた物">
            <text:p>:m 食べた物</text:p>
          </table:table-cell>
          <table:table-cell table:style-name="ce22" table:number-columns-repeated="2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8" office:value-type="string">
            <text:p>2019-04-06_23-19-26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string" office:string-value=":m 記録 / 身体 / 鼻柱、根元 / ひび割れ">
            <text:p>:m 記録 / 身体 / 鼻柱、根元 / ひび割れ</text:p>
          </table:table-cell>
          <table:table-cell table:style-name="ce22" table:number-columns-repeated="2"/>
        </table:table-row>
        <table:table-row table:style-name="ro6">
          <table:table-cell table:style-name="ce3" office:value-type="float" office:value="65">
            <text:p>65</text:p>
          </table:table-cell>
          <table:table-cell table:style-name="ce8" office:value-type="string">
            <text:p>2019-04-06_23-19-38_000.jpg</text:p>
          </table:table-cell>
          <table:table-cell table:style-name="ce9" office:value-type="string">
            <text:p>:m 記録 / 身体 / 瞼の裏 / 左目</text:p>
          </table:table-cell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string" office:string-value=":m 記録 / 身体 / 瞼の裏 / 左目">
            <text:p>:m 記録 / 身体 / 瞼の裏 / 左目</text:p>
          </table:table-cell>
          <table:table-cell table:style-name="ce22" table:number-columns-repeated="2"/>
        </table:table-row>
        <table:table-row table:style-name="ro6">
          <table:table-cell table:style-name="ce3" office:value-type="float" office:value="66">
            <text:p>66</text:p>
          </table:table-cell>
          <table:table-cell table:style-name="ce8" office:value-type="string">
            <text:p>2019-04-06_23-19-51_000.jpg</text:p>
          </table:table-cell>
          <table:table-cell table:style-name="ce9" office:value-type="string">
            <text:p>:m 記録 / 身体 / 瞼の裏 / 右目</text:p>
          </table:table-cell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string" office:string-value=":m 記録 / 身体 / 瞼の裏 / 右目">
            <text:p>:m 記録 / 身体 / 瞼の裏 / 右目</text:p>
          </table:table-cell>
          <table:table-cell table:style-name="ce22" table:number-columns-repeated="2"/>
        </table:table-row>
        <table:table-row table:style-name="ro6">
          <table:table-cell table:style-name="ce3" office:value-type="float" office:value="67">
            <text:p>67</text:p>
          </table:table-cell>
          <table:table-cell table:style-name="ce8" office:value-type="string">
            <text:p>2019-04-06_23-20-00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string" office:string-value=":m 記録 / 身体 / 口角 / ひび割れ">
            <text:p>:m 記録 / 身体 / 口角 / ひび割れ</text:p>
          </table:table-cell>
          <table:table-cell table:style-name="ce22" table:number-columns-repeated="2"/>
        </table:table-row>
        <table:table-row table:style-name="ro9">
          <table:table-cell table:style-name="ce3" office:value-type="float" office:value="68">
            <text:p>68</text:p>
          </table:table-cell>
          <table:table-cell table:style-name="ce8" office:value-type="string">
            <text:p>2019-04-07_01-23-25_000.jpg</text:p>
          </table:table-cell>
          <table:table-cell table:style-name="ce9" office:value-type="string">
            <text:p>:m other / log / 寝る前　ウェブ閲覧　記録　（for オナニー） / </text:p>
          </table:table-cell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string" office:string-value=":m other / log / 寝る前　ウェブ閲覧　記録　（for オナニー） / ">
            <text:p>:m other / log / 寝る前　ウェブ閲覧　記録　（for オナニー） / </text:p>
          </table:table-cell>
          <table:table-cell table:style-name="ce22"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9-04-07_06-41-31_000.jpg</text:p>
          </table:table-cell>
          <table:table-cell table:style-name="ce10" office:value-type="string">
            <text:p>:m :PHOTO 起きた時刻 / 2019</text:p>
          </table:table-cell>
          <table:table-cell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string" office:string-value=":m :PHOTO 起きた時刻 / 2019">
            <text:p>:m :PHOTO 起きた時刻 / 201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9-04-07_07-07-03_000.jpg</text:p>
          </table:table-cell>
          <table:table-cell table:style-name="ce9" office:value-type="string">
            <text:p>:m :? / kb / 2-chord-music,I-VIm</text:p>
          </table:table-cell>
          <table:table-cell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string" office:string-value=":m :? / kb / 2-chord-music,I-VIm">
            <text:p>:m :? / kb / 2-chord-music,I-VIm</text:p>
          </table:table-cell>
          <table:table-cell table:number-columns-repeated="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2019-04-07_07-07-44_000.jpg</text:p>
          </table:table-cell>
          <table:table-cell table:style-name="ce9" office:value-type="string">
            <text:p>:m art / dessin / D-17 8# / des.ショウリョウバッタ、アキアカネ</text:p>
          </table:table-cell>
          <table:table-cell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string" office:string-value=":m art / dessin / D-17 8# / des.ショウリョウバッタ、アキアカネ">
            <text:p>:m art / dessin / D-17 8# / des.ショウリョウバッタ、アキアカネ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9"/>
          <table:table-cell table:style-name="ce9"/>
          <table:table-cell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4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19" office:value-type="float" office:value="31">
            <text:p>31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0" office:value-type="float" office:value="72">
            <text:p>72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5">
          <table:table-cell table:number-columns-repeated="2"/>
          <table:table-cell table:style-name="ce14" office:value-type="float" office:value="72">
            <text:p>7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1" table:formula="of:=COUNTBLANK([.$C$2:.C7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-*</text:p>
          </table:table-cell>
          <table:table-cell table:style-name="ce21" table:formula="of:=COUNTIF([.$C$2:.$C72];&quot;-\*&quot;)"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total</text:p>
          </table:table-cell>
          <table:table-cell table:style-name="ce21" table:formula="of:=COUNTA([.$B$2:.$B72])" office:value-type="float" office:value="71">
            <text:p>7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:m XXX</text:p>
          </table:table-cell>
          <table:table-cell table:style-name="ce21" table:formula="of:=COUNTIF([.$C$2:.$C72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music / log / kb / </text:p>
          </table:table-cell>
          <table:table-cell table:style-name="ce21" table:formula="of:=COUNTIF([.$C$2:.$C72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XX</text:p>
          </table:table-cell>
          <table:table-cell table:style-name="ce21" table:formula="of:=COUNTIF([.$C$2:.$C72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</text:p>
          </table:table-cell>
          <table:table-cell table:style-name="ce21" table:formula="of:=COUNTIF([.$C$2:.$C72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1" table:formula="of:=COUNTIF([.$C$2:.$C72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21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5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2019/04/07</text:date>, <text:time>08:2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4-07T08:20:38.45</dc:date>
    <dc:creator>iwabuchi ken</dc:creator>
    <meta:editing-duration>P7DT20H23M32S</meta:editing-duration>
    <meta:editing-cycles>3281</meta:editing-cycles>
    <meta:document-statistic meta:table-count="1" meta:cell-count="729" meta:object-count="0"/>
  </office:meta>
</office:document-meta>
</file>